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2</text:p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1000000 of 5.00000000 B2</text:p>
          </table:table-cell>
          <table:table-cell table:style-name="taxable_event_note_default" office:value-type="string">
            <text:p>1/1: 2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2</text:p>
          </table:table-cell>
          <table:table-cell table:style-name="taxable_event_note_default" office:value-type="string">
            <text:p>1/3: 2.00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2</text:p>
          </table:table-cell>
          <table:table-cell table:style-name="taxable_event_note_default" office:value-type="string">
            <text:p>2/3: 1.00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0.79000000 of 1.00000000 B2</text:p>
          </table:table-cell>
          <table:table-cell table:style-name="taxable_event_note_default" office:value-type="string">
            <text:p>3/3: 0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4</text:p>
          </table:table-cell>
          <table:table-cell table:style-name="taxable_event_note_default" office:value-type="string">
            <text:p>1/3: 2.00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4</text:p>
          </table:table-cell>
          <table:table-cell table:style-name="taxable_event_note_default" office:value-type="string">
            <text:p>2/3: 1.00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3/3: 0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2</text:p>
          </table:table-cell>
          <table:table-cell table:style-name="taxable_event_note_default" office:value-type="string">
            <text:p>1/2: 4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2</text:p>
          </table:table-cell>
          <table:table-cell table:style-name="taxable_event_note_default" office:value-type="string">
            <text:p>2/2: 1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4</text:p>
          </table:table-cell>
          <table:table-cell table:style-name="taxable_event_note_default" office:value-type="string">
            <text:p>1/2: 4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4</text:p>
          </table:table-cell>
          <table:table-cell table:style-name="taxable_event_note_default" office:value-type="string">
            <text:p>2/2: 1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5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4000000 of 5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52:33.324658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